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48003FFE192617FFCEC.png" manifest:media-type="image/png"/>
  <manifest:file-entry manifest:full-path="Pictures/10000201000001F8000004800DFA159BF9C82B21.png" manifest:media-type="image/png"/>
  <manifest:file-entry manifest:full-path="Pictures/10000201000001E6000003DAECA1C4B2541BEAC7.png" manifest:media-type="image/png"/>
  <manifest:file-entry manifest:full-path="Pictures/100002010000034000000286C1994023CDC50FC8.png" manifest:media-type="image/png"/>
  <manifest:file-entry manifest:full-path="Pictures/10000201000001F1000003AFBBDABBA090EA430B.png" manifest:media-type="image/png"/>
  <manifest:file-entry manifest:full-path="Pictures/10000000000005A0000003C0CA0C7C2E317200F8.png" manifest:media-type="image/png"/>
  <manifest:file-entry manifest:full-path="Pictures/10000000000002A0000006009C9563A2A9F43AC8.png" manifest:media-type="image/png"/>
  <manifest:file-entry manifest:full-path="Pictures/1000020100000438000002D0139E9CDB93F23151.png" manifest:media-type="image/png"/>
  <manifest:file-entry manifest:full-path="Pictures/10000000000002A000000600F5C93D9455151F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19cm, 0cm, 7.10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0.63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27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cm, 0cm, 9.449cm, 27.73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 draw:shadow="hidden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77cm, 0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262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style:writing-mode="lr-tb"/>
      <style:text-properties fo:font-size="16pt" fo:font-weight="bold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49cm" svg:height="13.142cm" svg:x="1.22cm" svg:y="1.762cm">
          <draw:image xlink:href="Pictures/10000000000002A000000600F5C93D9455151FA2.png" xlink:type="simple" xlink:show="embed" xlink:actuate="onLoad" loext:mime-type="image/png">
            <text:p/>
          </draw:image>
        </draw:frame>
        <draw:frame draw:style-name="gr1" draw:text-style-name="P1" draw:layer="layout" svg:width="5.667cm" svg:height="12.954cm" svg:x="6.93cm" svg:y="1.889cm">
          <draw:image xlink:href="Pictures/10000000000002A0000006009C9563A2A9F43AC8.png" xlink:type="simple" xlink:show="embed" xlink:actuate="onLoad" loext:mime-type="image/png">
            <text:p/>
          </draw:image>
        </draw:frame>
        <draw:frame draw:style-name="gr2" draw:text-style-name="P1" draw:layer="layout" svg:width="7.528cm" svg:height="6.644cm" svg:x="12.43cm" svg:y="4.302cm">
          <draw:image xlink:href="Pictures/10000000000005A0000003C0CA0C7C2E317200F8.png" xlink:type="simple" xlink:show="embed" xlink:actuate="onLoad" loext:mime-type="image/png">
            <text:p/>
          </draw:image>
        </draw:frame>
        <draw:frame draw:style-name="gr3" draw:text-style-name="P2" draw:layer="layout" svg:width="0.959cm" svg:height="0.878cm" svg:x="1.001cm" svg:y="2.143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6.518cm" svg:y="2.069cm">
          <draw:text-box>
            <text:p><text:span text:style-name="T1">B</text:span></text:p>
          </draw:text-box>
        </draw:frame>
        <draw:frame draw:style-name="gr4" draw:text-style-name="P3" draw:layer="layout" svg:width="0.959cm" svg:height="0.963cm" svg:x="12.487cm" svg:y="3.72cm">
          <draw:text-box>
            <text:p><text:span text:style-name="T1">C</text:span></text:p>
          </draw:text-box>
        </draw:frame>
      </draw:page>
      <draw:page draw:name="page2" draw:style-name="dp1" draw:master-page-name="Default">
        <draw:frame draw:style-name="gr3" draw:text-style-name="P2" draw:layer="layout" svg:width="0.959cm" svg:height="0.878cm" svg:x="1.001cm" svg:y="2.143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6.518cm" svg:y="2.069cm">
          <draw:text-box>
            <text:p><text:span text:style-name="T1">B</text:span></text:p>
          </draw:text-box>
        </draw:frame>
        <draw:frame draw:style-name="gr5" draw:text-style-name="P3" draw:layer="layout" svg:width="0.959cm" svg:height="0.889cm" svg:x="12.106cm" svg:y="3.794cm">
          <draw:text-box>
            <text:p><text:span text:style-name="T1">C</text:span></text:p>
          </draw:text-box>
        </draw:frame>
        <draw:frame draw:style-name="gr1" draw:text-style-name="P1" draw:layer="layout" svg:width="5.765cm" svg:height="10.937cm" svg:x="1.016cm" svg:y="3.134cm">
          <draw:image xlink:href="Pictures/10000201000001F1000003AFBBDABBA090EA430B.png" xlink:type="simple" xlink:show="embed" xlink:actuate="onLoad" loext:mime-type="image/png">
            <text:p/>
          </draw:image>
        </draw:frame>
        <draw:frame draw:style-name="gr6" draw:text-style-name="P1" draw:layer="layout" svg:width="8.187cm" svg:height="6.634cm" svg:x="11.862cm" svg:y="4.864cm">
          <draw:image xlink:href="Pictures/100002010000034000000286C1994023CDC50FC8.png" xlink:type="simple" xlink:show="embed" xlink:actuate="onLoad" loext:mime-type="image/png">
            <text:p/>
          </draw:image>
        </draw:frame>
        <draw:frame draw:style-name="gr7" draw:text-style-name="P1" draw:layer="layout" svg:width="0.467cm" svg:height="1.523cm" svg:x="19.161cm" svg:y="7.224cm">
          <draw:image xlink:href="Pictures/100002010000034000000286C1994023CDC50FC8.png" xlink:type="simple" xlink:show="embed" xlink:actuate="onLoad" loext:mime-type="image/png">
            <text:p/>
          </draw:image>
        </draw:frame>
        <draw:frame draw:style-name="gr1" draw:text-style-name="P1" draw:layer="layout" svg:width="5.404cm" svg:height="10.963cm" svg:x="6.654cm" svg:y="3.032cm">
          <draw:image xlink:href="Pictures/10000201000001E6000003DAECA1C4B2541BEAC7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8" draw:text-style-name="P4" draw:layer="layout" svg:width="2.301cm" svg:height="0.962cm" svg:x="7.35cm" svg:y="7.731cm">
          <draw:text-box>
            <text:p>FINAL</text:p>
          </draw:text-box>
        </draw:frame>
      </draw:page>
      <draw:page draw:name="page4" draw:style-name="dp1" draw:master-page-name="Default">
        <draw:frame draw:style-name="gr3" draw:text-style-name="P2" draw:layer="layout" svg:width="0.959cm" svg:height="0.878cm" svg:x="1.001cm" svg:y="2.143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6.518cm" svg:y="2.069cm">
          <draw:text-box>
            <text:p><text:span text:style-name="T1">B</text:span></text:p>
          </draw:text-box>
        </draw:frame>
        <draw:frame draw:style-name="gr5" draw:text-style-name="P3" draw:layer="layout" svg:width="0.959cm" svg:height="0.889cm" svg:x="12.106cm" svg:y="3.794cm">
          <draw:text-box>
            <text:p><text:span text:style-name="T1">C</text:span></text:p>
          </draw:text-box>
        </draw:frame>
        <draw:frame draw:style-name="gr7" draw:text-style-name="P1" draw:layer="layout" svg:width="0.467cm" svg:height="1.523cm" svg:x="19.075cm" svg:y="7.732cm">
          <draw:image xlink:href="Pictures/100002010000034000000286C1994023CDC50FC8.png" xlink:type="simple" xlink:show="embed" xlink:actuate="onLoad" loext:mime-type="image/png">
            <text:p/>
          </draw:image>
        </draw:frame>
        <draw:frame draw:style-name="gr9" draw:text-style-name="P5" draw:layer="layout" svg:width="1.018cm" svg:height="0.607cm" svg:x="3.598cm" svg:y="2.834cm">
          <draw:text-box>
            <text:p><text:span text:style-name="T2">FF</text:span></text:p>
          </draw:text-box>
        </draw:frame>
        <draw:frame draw:style-name="gr10" draw:text-style-name="P6" draw:layer="layout" svg:width="1.163cm" svg:height="1.039cm" svg:x="5.318cm" svg:y="2.651cm">
          <draw:text-box>
            <text:p><text:span text:style-name="T2">FB</text:span></text:p>
          </draw:text-box>
        </draw:frame>
        <draw:frame draw:style-name="gr1" draw:text-style-name="P1" draw:layer="layout" svg:width="5.876cm" svg:height="13.431cm" svg:x="1.127cm" svg:y="1.666cm">
          <draw:image xlink:href="Pictures/10000201000001F8000004800DFA159BF9C82B21.png" xlink:type="simple" xlink:show="embed" xlink:actuate="onLoad" loext:mime-type="image/png">
            <text:p/>
          </draw:image>
        </draw:frame>
        <draw:frame draw:style-name="gr1" draw:text-style-name="P1" draw:layer="layout" svg:width="5.45cm" svg:height="12.459cm" svg:x="6.636cm" svg:y="2.56cm">
          <draw:image xlink:href="Pictures/10000201000001F80000048003FFE192617FFCEC.png" xlink:type="simple" xlink:show="embed" xlink:actuate="onLoad" loext:mime-type="image/png">
            <text:p/>
          </draw:image>
        </draw:frame>
        <draw:custom-shape draw:style-name="gr11" draw:text-style-name="P7" draw:layer="layout" svg:width="0.381cm" svg:height="0.889cm" svg:x="18.805cm" svg:y="7.604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0.413cm" svg:height="7.509cm" svg:x="9.713cm" svg:y="4.79cm">
          <draw:image xlink:href="Pictures/1000020100000438000002D0139E9CDB93F23151.png" xlink:type="simple" xlink:show="embed" xlink:actuate="onLoad" loext:mime-type="image/png">
            <text:p/>
          </draw:image>
        </draw:frame>
        <draw:custom-shape draw:style-name="gr13" draw:text-style-name="P7" draw:layer="layout" svg:width="0.762cm" svg:height="1.27cm" svg:x="19.796cm" svg:y="8.2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6:20:13.053430996</meta:creation-date>
    <dc:date>2023-04-11T14:18:21.791946130</dc:date>
    <meta:editing-duration>PT5H41M35S</meta:editing-duration>
    <meta:editing-cycles>10</meta:editing-cycles>
    <meta:generator>LibreOffice/6.4.7.2$Linux_X86_64 LibreOffice_project/40$Build-2</meta:generator>
    <meta:document-statistic meta:object-count="25"/>
  </office:meta>
</office:document-meta>
</file>